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background-color="transparent" style:shadow="none">
        <style:background-image/>
      </style:paragraph-properties>
    </style:style>
    <style:style style:name="P2" style:family="paragraph" style:parent-style-name="Standard">
      <style:paragraph-properties fo:line-height="150%" fo:background-color="transparent" style:shadow="none" style:text-autospace="none" style:writing-mode="lr-tb">
        <style:background-image/>
      </style:paragraph-properties>
    </style:style>
    <style:style style:name="P3" style:family="paragraph" style:parent-style-name="Standard">
      <style:paragraph-properties fo:line-height="150%" fo:background-color="transparent" style:shadow="none">
        <style:background-image/>
      </style:paragraph-properties>
    </style:style>
    <style:style style:name="P4" style:family="paragraph" style:parent-style-name="Standard">
      <style:paragraph-properties fo:line-height="150%" fo:background-color="transparent" style:shadow="none">
        <style:background-image/>
      </style:paragraph-properties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50%" fo:background-color="transparent" style:shadow="none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background-color="transparent" style:shadow="none">
        <style:background-image/>
      </style:paragraph-properties>
      <style:text-properties fo:font-weight="normal" style:font-weight-asian="normal" style:font-weight-complex="normal"/>
    </style:style>
    <style:style style:name="P7" style:family="paragraph" style:parent-style-name="Standard" style:list-style-name="">
      <style:paragraph-properties style:text-autospace="none" style:writing-mode="lr-tb"/>
    </style:style>
    <style:style style:name="P8" style:family="paragraph" style:parent-style-name="Standard" style:list-style-name="">
      <style:paragraph-properties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 style:master-page-name="">
      <style:paragraph-properties fo:line-height="150%" style:page-number="auto" fo:background-color="transparent" style:shadow="none">
        <style:background-image/>
      </style:paragraph-properties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RAHOITUSLASKELM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><text:tab/><text:tab/><text:tab/><text:tab/><text:tab/><text:tab/><text:tab/><text:tab/><text:tab/>Itä-Suomen yliopisto</text:p>
      <text:p text:style-name="Standard"><text:tab/><text:tab/><text:tab/><text:tab/><text:tab/><text:tab/><text:tab/><text:tab/><text:tab/>Avoin yliopisto</text:p>
      <text:p text:style-name="Standard"><text:tab/><text:tab/><text:tab/><text:tab/><text:tab/><text:tab/><text:tab/><text:tab/><text:tab/>Kauppa- ja oikeustieteiden </text:p>
      <text:p text:style-name="Standard"><text:tab/><text:tab/><text:tab/><text:tab/><text:tab/><text:tab/><text:tab/><text:tab/><text:tab/>tiedekunta</text:p>
      <text:p text:style-name="Standard"><text:tab/><text:tab/><text:tab/><text:tab/><text:tab/><text:tab/><text:tab/><text:tab/><text:tab/>Tilinpäätösanalyysi</text:p>
      <text:p text:style-name="Standard"><text:tab/><text:tab/><text:tab/><text:tab/><text:tab/><text:tab/><text:tab/><text:tab/><text:tab/>14.4.2014</text:p>
      <text:p text:style-name="Standard"><text:tab/><text:tab/><text:tab/><text:tab/><text:tab/><text:tab/><text:tab/><text:tab/><text:tab/>Janne Bragge 263654</text:p>
      <text:p text:style-name="Standard"><text:tab/><text:tab/><text:tab/><text:tab/><text:tab/><text:tab/><text:tab/><text:tab/><text:tab/>Kari Kinnunen</text:p>
      <text:p text:style-name="Standard"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9">Oheisessa excel-tiedostossa on kahden yrityksen, AA ja BB, tuloslaskelma ja tase kolmelta kaudelta. Esitä tilinpäätös (tuloslaskelma ja tase) Yritystutkimusneuvottelukunnan kirjasen ( Yritystutkimuksen tilinpäätösanalyysi) esittämässä oikaistun tuloslaskelman ja taseen muodossa ja niiden perusteella vastaa seuraaviin kohtiin:</text:p>
      <text:p text:style-name="P7"/>
      <text:p text:style-name="P8">1. Laske ja vertaile kummankin yrityksen myyntisaamisten ja ostovelkojen kiertoaikoja. Esitä arviosi laskemistasi luvuista.</text:p>
      <text:p text:style-name="P7"/>
      <text:p text:style-name="P8">2. Arvioi ja vertaile yritysten maksuvalmiutta laskemalla quick ratio ja current ratio?</text:p>
      <text:p text:style-name="P7"/>
      <text:p text:style-name="P8">3. Avioi ja vertaile yritysten kannattavuutta laskemalla rahoitustulosprosentti, sijoitetun pääoman tuotto ja oman pääoman tuottoprosentti?</text:p>
      <text:p text:style-name="P7"/>
      <text:p text:style-name="P8">4. Arvioi vielä yritysten vakavaraisuutta laskemalla niille suhteellinen velkaantuneisuusaste ja nettovelkaantumisaste (gearing)? </text:p>
      <text:p text:style-name="P7"/>
      <text:p text:style-name="P8">Esitä kussakin kohdassa miten olet laskenut tunnusluvun ja myös arvio tunnusluvun arvosta. </text:p>
      <text:p text:style-name="P8">Raportin sivumäärä ei ole oleellinen, mutta kunkin kohdan käsittelyssä odotetaan analyyttistä otetta.</text:p>
      <text:p text:style-name="P1"/>
      <text:p text:style-name="P1"/>
      <text:p text:style-name="P5">1.</text:p>
      <text:p text:style-name="P6">Myyntisaamisten kiertoaika</text:p>
      <text:p text:style-name="P1">AA = 7,92 päivää </text:p>
      <text:p text:style-name="P1">BB = 44,06 päivää</text:p>
      <text:p text:style-name="P1"/>
      <text:p text:style-name="P4">AA yrityksellä on selvästi parempi myyntisaamisten kiertoaika kuin BB yrityksellä. Myyntisaamisten kiertoaika kertoo, kuinka pitkään myyntitulot ovat saamisina ennen kuin ne tulevat rahana yrityksen kassaan </text:p>
      <text:p text:style-name="P1"/>
      <text:p text:style-name="P6">Ostovelkojen kiertoaika</text:p>
      <text:p text:style-name="P1">AA =87,85 päivää</text:p>
      <text:p text:style-name="P1">BB = 35,51 päivää</text:p>
      <text:p text:style-name="P1"/>
      <text:p text:style-name="P4">Yritys BB:n ostovelkojen kiertoaika on nopeampi kuin yritys AA:n. Ostovelkojen kiertoaika kertoo, minkä verran yritys on käyttänyt keskimäärin maksuaikaa ostovelkojensa maksuun. </text:p>
      <text:p text:style-name="P1"/>
      <text:p text:style-name="P5">2.</text:p>
      <text:p text:style-name="P6">Quick ratio</text:p>
      <text:p text:style-name="P1"/>
      <text:p text:style-name="P1">AA = 0,30</text:p>
      <text:p text:style-name="P1">BB = 1,42</text:p>
      <text:p text:style-name="P4">Yritys AA:n quick ratio suhdeluku on YTN tilinpäätöskirjan mukaan heikko kun Yritys BB:n suhdeluku yltää hyvälle tasolle.</text:p>
      <text:p text:style-name="P1"><text:soft-page-break/></text:p>
      <text:p text:style-name="P1">Current ratio</text:p>
      <text:p text:style-name="P1"/>
      <text:p text:style-name="P1">AA = 1,00</text:p>
      <text:p text:style-name="P1">BB = 2,28</text:p>
      <text:p text:style-name="P1"/>
      <text:p text:style-name="P4">Kuten quick ration suhdeluvun kohdalla myös current ratio luku on yritys bb:llä vahvempi. YTN perusteella yritys AA:n suhdeluku on heikon ja tyydyttävän rajalla ja Yritys BB:n hyvällä tasolla. </text:p>
      <text:p text:style-name="P1"/>
      <text:p text:style-name="P5">3.</text:p>
      <text:p text:style-name="P1">Rahoitustulosprosentti</text:p>
      <text:p text:style-name="P1"/>
      <text:p text:style-name="P1">AA = -16,62%</text:p>
      <text:p text:style-name="P1">BB = 0,19%</text:p>
      <text:p text:style-name="P1"/>
      <text:p text:style-name="P1">Rahoitustuloksen tulee riittää lainojen lyhennyksiin, investointien omarahoitukseen, käyttöpääoman lisäykseen ja voitonjakoon omalle pääomalle, joten sen on ylitettävä nollataso lyhyelläkin tähtäimellä YTN:n kirjan mukaan. Näin ollen molempien yritysten rahoitustulosprosentit ovat huonoja. AA:llä rahoitustulosprosentti on vielä selkeästi negatiivinen.</text:p>
      <text:p text:style-name="P1"/>
      <text:p text:style-name="P1">Sijoitetut pääoman tuottoprosentti</text:p>
      <text:p text:style-name="P1"/>
      <text:p text:style-name="P1">AA = -25,73 %</text:p>
      <text:p text:style-name="P1">BB = 1,17 %</text:p>
      <text:p text:style-name="P1"/>
      <text:p text:style-name="P1">Sijoitetun pääoman tuottoprosentti mittaa suhteellista kannattavuutta eli tuottoa, joka on saatu yrityksen sijoitetulle, korkoa tai muuta tuottoa vatiivalle pääomalle. Yritys AA:n sijoitetun pääoman tuottoprosentti on negatiivinen ja näin ollen huono. Yritys BB:llä luku on sentään positiivinen mutta mutta matala mikäli tavoitteena on saavuttaa yrityksen korollisesta vieraasta pääomasta keskimäärin maksama rahoituskuluprosentti.</text:p>
      <text:p text:style-name="P1"/>
      <text:p text:style-name="P1">Oman pääoman tuottoprosentti</text:p>
      <text:p text:style-name="P1"/>
      <text:p text:style-name="P1">AA = -38,32 %</text:p>
      <text:p text:style-name="P1">BB = 6,20 %</text:p>
      <text:p text:style-name="P1"><text:soft-page-break/>Oman pääoman tuottoprosentin tavoitetaso määräytyy omistajien asettaman tuottovaatimuksen mukaan., johon oleellisesti vaikuttaa sijoitukseen liittyvä riski. Yritys AA:n oman pääoman tuotto prosentti on selkeästi heikko luvun ollessa selkeästi negatiivinen. Yritys BB:llä luku on kuitenkin positiivinen ja saattaa tavoittaa omistajien kaaveileman tavoitetason mikäli omistajat pitävät yritystä suhteellisen riskittömänä sijoituksena.</text:p>
      <text:p text:style-name="P1"/>
      <text:p text:style-name="P5">4.</text:p>
      <text:p text:style-name="P1">Suhteellinen velkaantuneisuus</text:p>
      <text:p text:style-name="P1"/>
      <text:p text:style-name="P1">AA = <text:s/>61,91 %</text:p>
      <text:p text:style-name="P1">BB = <text:s/>33,81 %</text:p>
      <text:p text:style-name="P1"/>
      <text:p text:style-name="P1">YTN:n kirja antaa ohjearvot suhteelliselle velkaantuneisuudelle</text:p>
      <text:p text:style-name="P1">alle 40% = hyvä</text:p>
      <text:p text:style-name="P1">40 – 80% =tyydyttävä</text:p>
      <text:p text:style-name="P1">yli 80% = heikko</text:p>
      <text:p text:style-name="P1"/>
      <text:p text:style-name="P1">Näin ollen yritys BB saa tässä vertailussa paremman arvon, joka yltää hyvälle tasolle, kun taas yritys AA:n arvo jää tyydyttävälle tasolle. Korkea suhteellinen velkaituneisuus edellyttää yritykseltä hyvää liiketulosta velvoitteista selviämiseksi. Yritys AA:n nettotulos on negatiivinen, joka on syynä yrityksen heikompaan suhteelliseen velkaantuneisuuteen.</text:p>
      <text:p text:style-name="P1"/>
      <text:p text:style-name="P1"/>
      <text:p text:style-name="P1">Nettovelkaantumisaste (net gearing)</text:p>
      <text:p text:style-name="P1"/>
      <text:p text:style-name="P1">AA = 0,67</text:p>
      <text:p text:style-name="P1">BB= 0,46</text:p>
      <text:p text:style-name="P1"/>
      <text:p text:style-name="P1">Tunnusluvun arvon ollessa alle yksi sitä voidaan pitää hyvänä. Molempien yritysten nettovelkaantumisaste alittaa tämän joten velkaantuminen näiden lukujen perusteella näyttää olevan hallinnassa. <text:s/>Yritys AA:n kohdalla lukua vahvistaa taseessa oleva vahva omaisuuserä rahat ja arvopaperit jotka ovat yhtä suuret kuin korolliset lyhytaikaiset velat. Myös yritys BB:llä on vahva kassa, joka on hyvin samanarvoinen kuin korolliset lyhytaikaiset velat. Vahva taseen oma pääoma vahvistaa nettovelkaantumislukua molemmilla yrityksillä. 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e </meta:initial-creator>
    <meta:creation-date>2014-04-14T20:27:59.48</meta:creation-date>
    <dc:date>2014-04-21T13:17:44.26</dc:date>
    <dc:creator>Janne </dc:creator>
    <meta:editing-duration>PT2H20M47S</meta:editing-duration>
    <meta:editing-cycles>13</meta:editing-cycles>
    <meta:generator>OpenOffice/4.0.1$Win32 OpenOffice.org_project/401m5$Build-9714</meta:generator>
    <meta:document-statistic meta:table-count="0" meta:image-count="0" meta:object-count="0" meta:page-count="5" meta:paragraph-count="63" meta:word-count="536" meta:character-count="4592"/>
  </office:meta>
</office:document-meta>
</file>